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8f73b" officeooo:paragraph-rsid="0008f73b"/>
    </style:style>
    <style:style style:name="P3" style:family="paragraph" style:parent-style-name="Standard">
      <style:paragraph-properties fo:text-align="center" style:justify-single-word="false"/>
      <style:text-properties officeooo:rsid="00090bc5" officeooo:paragraph-rsid="00090bc5"/>
    </style:style>
    <style:style style:name="P4" style:family="paragraph" style:parent-style-name="Standard">
      <style:paragraph-properties fo:text-align="start" style:justify-single-word="false"/>
      <style:text-properties officeooo:rsid="00090bc5" officeooo:paragraph-rsid="00090bc5"/>
    </style:style>
    <style:style style:name="P5" style:family="paragraph" style:parent-style-name="Heading_20_3">
      <style:text-properties officeooo:paragraph-rsid="001862e1"/>
    </style:style>
    <style:style style:name="P6" style:family="paragraph" style:parent-style-name="Standard" style:list-style-name="L1">
      <style:paragraph-properties fo:text-align="start" style:justify-single-word="false"/>
      <style:text-properties officeooo:rsid="00090bc5" officeooo:paragraph-rsid="00090bc5"/>
    </style:style>
    <style:style style:name="P7" style:family="paragraph" style:parent-style-name="Standard">
      <style:paragraph-properties fo:text-align="start" style:justify-single-word="false"/>
      <style:text-properties officeooo:paragraph-rsid="0017c5b7"/>
    </style:style>
    <style:style style:name="P8" style:family="paragraph" style:parent-style-name="Text_20_body">
      <style:text-properties officeooo:paragraph-rsid="001862e1"/>
    </style:style>
    <style:style style:name="T1" style:family="text">
      <style:text-properties officeooo:rsid="0008e38f"/>
    </style:style>
    <style:style style:name="T2" style:family="text">
      <style:text-properties fo:font-size="14pt" officeooo:rsid="0012c74e" style:font-size-asian="12.25pt" style:font-size-complex="14pt"/>
    </style:style>
    <style:style style:name="T3" style:family="text">
      <style:text-properties fo:font-size="14pt" officeooo:rsid="00139235" style:font-size-asian="12.25pt" style:font-size-complex="14pt"/>
    </style:style>
    <style:style style:name="T4" style:family="text">
      <style:text-properties fo:font-size="14pt" officeooo:rsid="001862e1" style:font-size-asian="12.25pt" style:font-size-complex="14pt"/>
    </style:style>
    <style:style style:name="T5" style:family="text">
      <style:text-properties fo:font-size="14pt" officeooo:rsid="001a3508" style:font-size-asian="12.25pt" style:font-size-complex="14pt"/>
    </style:style>
    <style:style style:name="T6" style:family="text">
      <style:text-properties fo:font-size="14pt" fo:font-weight="normal" officeooo:rsid="001862e1" style:font-size-asian="12.25pt" style:font-weight-asian="normal" style:font-size-complex="14pt" style:font-weight-complex="normal"/>
    </style:style>
    <style:style style:name="T7" style:family="text">
      <style:text-properties fo:font-size="14pt" fo:font-weight="normal" officeooo:rsid="001a3508" style:font-size-asian="12.25pt" style:font-weight-asian="normal" style:font-size-complex="14pt" style:font-weight-complex="normal"/>
    </style:style>
    <style:style style:name="T8" style:family="text">
      <style:text-properties officeooo:rsid="000ca073"/>
    </style:style>
    <style:style style:name="T9" style:family="text">
      <style:text-properties officeooo:rsid="00090bc5"/>
    </style:style>
    <style:style style:name="T10" style:family="text">
      <style:text-properties officeooo:rsid="001a3508"/>
    </style:style>
    <style:style style:name="T11" style:family="text">
      <style:text-properties fo:font-size="12pt" officeooo:rsid="00139235" style:font-size-asian="12pt" style:font-size-complex="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UNIVERSIDADE TECNOLÓGICA <text:s/>FEDERATIVA DO PARANA</text:span></text:p>
      <text:p text:style-name="P1"/>
      <text:p text:style-name="P2">ALUNA : OKSANE REIFUR;</text:p>
      <text:p text:style-name="P2">RA : 2667410;</text:p>
      <text:p text:style-name="P2">INSTITUIÇÃO : UTFPR- CAMPO MOURÃO;</text:p>
      <text:p text:style-name="P2">DATA : 16/12/2025;</text:p>
      <text:p text:style-name="P4">PROFESSOR : RADAMES <text:span text:style-name="T8">JULIANO HALMEMAN</text:span>; </text:p>
      <text:p text:style-name="P3"/>
      <text:p text:style-name="P4"/>
      <text:p text:style-name="P4"/>
      <text:p text:style-name="P4">SUMÁRIO_________________________________</text:p>
      <text:list xml:id="list885549532" text:style-name="L1">
        <text:list-header>
          <text:p text:style-name="P6"/>
        </text:list-header>
        <text:list-item>
          <text:p text:style-name="P6">Primeiro Bimestre; ____________________</text:p>
        </text:list-item>
        <text:list-item>
          <text:p text:style-name="P6">Segundo Bimestre; ____________________</text:p>
        </text:list-item>
        <text:list-item>
          <text:p text:style-name="P6">Terceiro Bimestre; ____________________</text:p>
        </text:list-item>
        <text:list-item>
          <text:p text:style-name="P6">Quarto Bimestre; _____________________</text:p>
        </text:list-item>
      </text:list>
      <text:p text:style-name="P4"/>
      <text:p text:style-name="P4"/>
      <text:p text:style-name="P3">INTRODUÇÃO</text:p>
      <text:p text:style-name="P7"><text:span text:style-name="T9"><text:s text:c="4"/></text:span><text:span text:style-name="T11">O propósito deste relatório será contar minhas experiências e aprendizagens ao longo do ano na disciplina de Desenvolvimento Web 1. Contarei não apenas os aprendizados técnicos, mas também as lições práticas que me impactaram durante o ano, desde a programação das atividades escolares até o uso de IAs para a realização dos projetos. Também relatarei quais sites utilizei como exemplo e quais IAs me auxiliaram.</text:span></text:p>
      <text:p text:style-name="Horizontal_20_Line"/>
      <text:h text:style-name="Heading_20_3" text:outline-level="3">PRIMEIRO BIMESTRE</text:h>
      <text:p text:style-name="Text_20_body">As aulas de DW1 iniciaram no dia 18 de março de 2025, em uma terça-feira. Nesse primeiro bimestre, foram apresentados os conteúdos iniciais, e aprendi que começaríamos a desenvolver projetos utilizando HTML, CSS e JavaScript, com os arquivos separados. Essa parte foi muito difícil para mim, pois eu não conseguia entender como os arquivos se comunicavam entre si. Para mim, as funções não poderiam ficar separadas dos botões que eu colocava no HTML. Com o tempo, os arquivos JavaScript foram ficando cada vez maiores.</text:p>
      <text:p text:style-name="Text_20_body">Nesse mesmo período, também aprendemos a criar uma conta no GitHub e a criar um repositório. Para mim, essa parte foi difícil, pois eu mal sabia enviar um e-mail para mim mesma, e precisei fazer isso para não perder o token. Nessa etapa, a Luiza me auxiliou a criar a conta no GitHub. Ainda na mesma semana, aprendemos a subir arquivos para o Git e a baixar do Git, além dos comandos necessários para que isso acontecesse. Também aprendemos a abrir um terminal, o que para mim era a coisa mais bizarra possível; terminal = cabra-cabriola. Fiquei o bimestre inteiro — e até o final do ano — sem entender isso muito bem.</text:p>
      <text:p text:style-name="Text_20_body">Também aprendemos a clonar o nosso próprio repositório e tivemos contato com o DOM (Document Object Model), que, para falar a verdade, eu ainda não entendo muito bem até hoje. Começamos a usar IAs para a criação dos primeiros projetos, sendo um deles um placar para marcação de pontos de jogos. Confesso que me surpreendi com as habilidades que a IA tinha para criar o CSS. Eu não sabia muito bem como pedir, e mesmo solicitando o básico, ela conseguiu fazer uma tela muito bonita<text:span text:style-name="T3">, </text:span><text:span text:style-name="T11">foi a partir daí que começaram os projetos reais, com o uso das IAs, </text:span><text:soft-page-break/><text:span text:style-name="T11">começamos também a aprender a criar e separar pastas dentro do VS Code, o que deixou tudo mais organizado.</text:span></text:p>
      <text:h text:style-name="Heading_20_3" text:outline-level="3">Segundo Bimestre</text:h>
      <text:p text:style-name="Text_20_body">Confesso que esse foi o bimestre que mais pegou o pessoal, porque havia desconto de dois décimos por dia de atraso. Eu lembro que fiquei desesperada para entregar o projeto no prazo e acabei não focando tanto em aprender.</text:p>
      <text:p text:style-name="Text_20_body">Nesse bimestre aprendemos o que é e como se constrói um wireframe em papel. Também começamos a mexer com banco de dados, aprendendo o que são os comandos SELECT, WHERE, FROM e assim por diante. Passamos a fazer mais de um CRUD e descobrimos o que é o famoso servidor, que até então, para mim, era só a imagem de um cara com traje esquisito de alguma empresa qualquer. A expressão “derrubar o servidor” só me fazia imaginar alguém empurrando esse homem de uma escada. Enfim, agora toda vez que eu for ao mercado vou prestar atenção para ver se a moça vai falar: “o servidor caiu”.</text:p>
      <text:p text:style-name="Text_20_body">Vimos e aprendemos como funciona uma tela de login, como identificar se o usuário é gerente — e, se for, pode mexer nos CRUDs — ou se é cliente, que fica apenas com a tela de compra. Até então, tínhamos no mínimo três telas: produtos, login e pagamento, além das telas de CRUD.</text:p>
      <text:p text:style-name="Text_20_body">Começamos também a aprender como ter uma base melhor para fazer perguntas às IAs. Frontend e backend ficaram todos misturados, uma verdadeira bagunça, e eu deveria ter aprendido a organizar essas pastas antes.</text:p>
      <text:h text:style-name="Heading_20_3" text:outline-level="3">Terceiro Bimestre</text:h>
      <text:p text:style-name="Text_20_body">No início houve a gincana. Confesso que achei muito esgotante, desnecessária e, além disso, não valia nota. Se fosse uma semana para ficar em casa, eu defenderia isso a punhos.</text:p>
      <text:p text:style-name="Text_20_body">Voltando ao que interessa, uma coisa que eu não mencionei anteriormente foi que também aprendemos sobre rotas do localhost, o que eram as portas 3000 e 3001 e o que elas significavam. Aprendemos o que é JSON e API, mas, falando a verdade, ainda não decorei muito bem o que é JSON.</text:p>
      <text:p text:style-name="Text_20_body">Também não aprendi o que é um login com credenciais mantidas por cookies ou session. Aprendemos que, para isso, seria necessário usar server, router e controller.</text:p>
      <text:p text:style-name="Text_20_body">No segundo e no terceiro bimestres aprendemos a colocar vídeos no YouTube e a usar aplicativos para gravação da tela. Nesse bimestre, as apresentações eram feitas por sorteio, e cada grupo de alunos ficava responsável por apresentar em um dia diferente.</text:p>
      <text:p text:style-name="Text_20_body">Esse bimestre me deu muito orgulho. Mesmo tendo fracassado na entrega do trabalho completo, eu comecei tudo do zero. O tema escolhido foi floricultura, e gostei muito de trabalhar com ele. As IAs me ajudaram a deixar algo simples e agradável aos olhos de quem vê, com um toque delicado, como um bolo com chantilly e morangos, além de um doce e suave cheirinho de lavanda fresca e nova.</text:p>
      <text:p text:style-name="Text_20_body">Aprendi a deixar as pastas mais organizadas, que agora estavam bem mais complexas, com muitas outras telas a serem feitas. Também tive mais facilidade em pedir ajuda às IAs para criar essas telas.</text:p>
      <text:h text:style-name="Heading_20_3" text:outline-level="3"><text:soft-page-break/>Quarto Bimestre</text:h>
      <text:p text:style-name="Text_20_body">Esse bimestre foi, para mim, a continuação do projeto anterior. Continuei com a minha floricultura e confesso que ela mudou bastante desde o início. Aumentou significativamente a quantidade de controllers e routes.</text:p>
      <text:p text:style-name="Text_20_body">Também aprendemos, principalmente no terceiro bimestre, como fazer diagramas e o que significam relações 1:n e n:n. Nesse bimestre aprendemos ainda sobre relatórios, e tive bastante inspiração nos projetos apresentados pelos colegas para montar o meu.</text:p>
      <text:p text:style-name="Text_20_body">Trabalhamos com visão de cliente, gerente, pedidos, carrinho e assim por diante — coisas que estamos tão acostumados a usar que nem lembramos que, um dia, não sabíamos nada sobre isso. Uma coisa que percebi foi que o Copilot é muito bom para fazer CSS padronizado.</text:p>
      <text:p text:style-name="Text_20_body">Além disso, aprendemos, não só neste bimestre, mas ao longo do curso, o que são módulos, como usar o npm install, o que é criar uma branch e alguns comandos, como o <text:span text:style-name="Source_20_Text">tree -I node_modules</text:span>, o que facilitou MUITO a minha vida.</text:p>
      <text:p text:style-name="Horizontal_20_Line"/>
      <text:h text:style-name="P5" text:outline-level="3"><text:span text:style-name="Strong_20_Emphasis"><text:span text:style-name="T6">CONCLUSÃO</text:span></text:span></text:h>
      <text:p text:style-name="Text_20_body">Neste ano tive muitos aprendizados e também muitas dificuldades. A minha maior dificuldade foi a criação da tela de login e o entendimento básico do que acontece por trás das telas “bonitinhas”. Sempre tive muita dificuldade para compreender as consultas.</text:p>
      <text:p text:style-name="Text_20_body">Uma coisa que eu não mencionei anteriormente foi que aprendi a usar uma nova extensão para testes dos CRUDs, algo relacionado a client. Eu esperava que todas as telas fossem padronizadas, mas tive uma diversificação de palavras, com um estilo mais delicado e romântico.</text:p>
      <text:p text:style-name="Text_20_body">Minha preferência acabou sendo pelo frontend.</text:p>
      <text:p text:style-name="Horizontal_20_Line"/>
      <text:h text:style-name="Heading_20_3" text:outline-level="3">Referências ou Bibliografia</text:h>
      <text:p text:style-name="Text_20_body">As IAs utilizadas foram: Manus, Claude, Copilot, ChatGPT, Gemini, Brain <text:span text:style-name="T10">e Deep Seak.</text:span></text:p>
      <text:p text:style-name="P8"><text:span text:style-name="T2"><text:line-break/> <text:s text:c="9"/></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6T08:56:25.827770142</meta:creation-date>
    <dc:date>2025-12-16T23:47:37.535525135</dc:date>
    <meta:editing-duration>PT8M23S</meta:editing-duration>
    <meta:editing-cycles>2</meta:editing-cycles>
    <meta:generator>LibreOffice/7.3.7.2$Linux_X86_64 LibreOffice_project/30$Build-2</meta:generator>
    <meta:document-statistic meta:table-count="0" meta:image-count="0" meta:object-count="0" meta:page-count="3" meta:paragraph-count="42" meta:word-count="1173" meta:character-count="7044" meta:non-whitespace-character-count="5893"/>
  </office:meta>
</office:document-meta>
</file>